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1a29c3" officeooo:paragraph-rsid="001a29c3"/>
    </style:style>
    <style:style style:name="P2" style:family="paragraph" style:parent-style-name="Standard">
      <style:text-properties fo:font-size="18pt" officeooo:rsid="001a29c3" officeooo:paragraph-rsid="001a29c3" style:font-size-asian="18pt" style:font-size-complex="18pt"/>
    </style:style>
    <style:style style:name="P3" style:family="paragraph" style:parent-style-name="Text_20_body" style:list-style-name="L1"/>
    <style:style style:name="P4" style:family="paragraph" style:parent-style-name="Text_20_body">
      <style:text-properties officeooo:rsid="001a29c3" officeooo:paragraph-rsid="001a29c3"/>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style:font-name="Liberation Mono" officeooo:rsid="001a29c3" officeooo:paragraph-rsid="001a29c3"/>
    </style:style>
    <style:style style:name="P7" style:family="paragraph" style:parent-style-name="Text_20_body">
      <style:text-properties style:font-name="Liberation Mono" officeooo:rsid="001bb511" officeooo:paragraph-rsid="001bb511"/>
    </style:style>
    <style:style style:name="P8" style:family="paragraph" style:parent-style-name="Text_20_body">
      <style:text-properties style:font-name="Liberation Mono" fo:font-weight="bold" officeooo:rsid="001bb511" officeooo:paragraph-rsid="001bb511" style:font-weight-asian="bold" style:font-weight-complex="bold"/>
    </style:style>
    <style:style style:name="P9" style:family="paragraph" style:parent-style-name="Text_20_body" style:list-style-name="L1">
      <style:paragraph-properties fo:margin-top="0cm" fo:margin-bottom="0cm" loext:contextual-spacing="false"/>
    </style:style>
    <style:style style:name="P10" style:family="paragraph" style:parent-style-name="Text_20_body" style:list-style-name="L1">
      <style:paragraph-properties fo:margin-top="0cm" fo:margin-bottom="0cm" loext:contextual-spacing="false"/>
      <style:text-properties fo:font-style="italic" style:font-style-asian="italic" style:font-style-complex="italic"/>
    </style:style>
    <style:style style:name="P11" style:family="paragraph" style:parent-style-name="Heading_20_2">
      <style:text-properties officeooo:rsid="001a29c3" officeooo:paragraph-rsid="001a29c3"/>
    </style:style>
    <style:style style:name="P12" style:family="paragraph" style:parent-style-name="Heading_20_2">
      <style:text-properties style:use-window-font-color="true" fo:font-size="16pt" style:font-size-asian="16pt" style:font-size-complex="16pt"/>
    </style:style>
    <style:style style:name="P13" style:family="paragraph" style:parent-style-name="Preformatted_20_Text">
      <style:paragraph-properties fo:margin-top="0cm" fo:margin-bottom="0.499cm" loext:contextual-spacing="false"/>
    </style:style>
    <style:style style:name="P14" style:family="paragraph" style:parent-style-name="Preformatted_20_Text">
      <style:paragraph-properties fo:margin-top="0cm" fo:margin-bottom="0.499cm" loext:contextual-spacing="false"/>
      <style:text-properties officeooo:paragraph-rsid="001a29c3"/>
    </style:style>
    <style:style style:name="T1" style:family="text">
      <style:text-properties fo:font-style="italic" style:font-style-asian="italic" style:font-style-complex="italic"/>
    </style:style>
    <style:style style:name="T2" style:family="text">
      <style:text-properties style:use-window-font-color="true" officeooo:rsid="001a29c3"/>
    </style:style>
    <style:style style:name="T3" style:family="text">
      <style:text-properties style:use-window-font-color="true" fo:font-size="14pt" officeooo:rsid="001a29c3" style:font-size-asian="14pt" style:font-size-complex="14pt"/>
    </style:style>
    <style:style style:name="T4" style:family="text">
      <style:text-properties style:use-window-font-color="true" fo:font-size="12pt" officeooo:rsid="001a29c3" style:font-size-asian="12pt" style:font-size-complex="12pt"/>
    </style:style>
    <style:style style:name="T5"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signment 1 – Report:</text:p>
      <text:p text:style-name="P1"/>
      <text:h text:style-name="P11" text:outline-level="2">Part 0</text:h>
      <text:p text:style-name="P5">This part is about setting up the environment for developing.</text:p>
      <text:p text:style-name="Text_20_body"><text:span text:style-name="T1">All assignments will be implemented in Python 3 and </text:span><text:a xlink:type="simple" xlink:href="https://pytorch.org/" text:style-name="Internet_20_link" text:visited-style-name="Visited_20_Internet_20_Link"><text:span text:style-name="T1">PyTorch</text:span></text:a><text:span text:style-name="T1">. So first make sure Python 3.5 or newer is installed on your computer as that's the minimal requirement of the most recent PyTorch version. If not, </text:span><text:a xlink:type="simple" xlink:href="https://www.python.org/downloads/" text:style-name="Internet_20_link" text:visited-style-name="Visited_20_Internet_20_Link"><text:span text:style-name="T1">download</text:span></text:a><text:span text:style-name="T1"> and install a recent version.</text:span></text:p>
      <text:p text:style-name="Text_20_body"><text:span text:style-name="T1">Then setup, create, and enable a </text:span><text:a xlink:type="simple" xlink:href="https://virtualenv.pypa.io/en/stable/userguide/#usage" text:style-name="Internet_20_link" text:visited-style-name="Visited_20_Internet_20_Link"><text:span text:style-name="T1">virtualenv</text:span></text:a><text:span text:style-name="T1">. This facilitates package installation and ensures that these packages don't interfere with other Python code you might already have. Once done, make sure </text:span><text:span text:style-name="Source_20_Text"><text:span text:style-name="T1">$ python --version</text:span></text:span><text:span text:style-name="T1"> returns something like </text:span><text:span text:style-name="Source_20_Text"><text:span text:style-name="T1">python 3.7.0</text:span></text:span><text:span text:style-name="T1">. Finally, install the core packages we'll need:</text:span></text:p>
      <text:p text:style-name="P13"><text:span text:style-name="Source_20_Text"><text:span text:style-name="T1">pip install numpy opencv-python</text:span></text:span></text:p>
      <text:p text:style-name="Text_20_body"><text:span text:style-name="T1">The PyTorch setup varies a bit depending on the OS, see </text:span><text:a xlink:type="simple" xlink:href="https://pytorch.org/" text:style-name="Internet_20_link" text:visited-style-name="Visited_20_Internet_20_Link"><text:span text:style-name="T1">here</text:span></text:a><text:span text:style-name="T1">. Use a version with CUDA only if you have an Nvidia GPU. In any case, ensure to install the current version of PyTorch, which is 0.4.1. This is the version I'll use for testing all assignments and if they fail due to version issues, you'll get significant point deductions. Confirm this via:</text:span></text:p>
      <text:p text:style-name="P13"><text:span text:style-name="Source_20_Text"><text:span text:style-name="T1">python -c "import torch; print(torch.__version__)"</text:span></text:span></text:p>
      <text:p text:style-name="P14"><text:span text:style-name="Source_20_Text"><text:span text:style-name="T4">The environment for delevoping was set up successfully. First we downloaded and installed the newest version of Python (3.7) and created a virtual environment. Then we installed numpy opencv and PyTorch v. 0.4.1. </text:span></text:span></text:p>
      <text:h text:style-name="P12" text:outline-level="2"/>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 text:name="user-content-part-1"/><text:soft-page-break/>Part 1</text:h>
      <text:p text:style-name="Text_20_body"><text:span text:style-name="T1">Download the reference code from </text:span><text:a xlink:type="simple" xlink:href="https://github.com/cpra/dlvc2018/tree/master/assignments/reference" text:style-name="Internet_20_link" text:visited-style-name="Visited_20_Internet_20_Link"><text:span text:style-name="T1">here</text:span></text:a><text:span text:style-name="T1">, making sure that the file structure is preserved, and rename the root folder to something other than </text:span><text:span text:style-name="Source_20_Text"><text:span text:style-name="T1">reference</text:span></text:span><text:span text:style-name="T1">. Read the code and make sure that you understand what the individual classes and methods are doing.</text:span></text:p>
      <text:p text:style-name="Text_20_body"><text:a xlink:type="simple" xlink:href="https://www.cs.toronto.edu/%7Ekriz/cifar.html" text:style-name="Internet_20_link" text:visited-style-name="Visited_20_Internet_20_Link"><text:span text:style-name="T1">Download</text:span></text:a><text:span text:style-name="T1"> and extract the </text:span><text:span text:style-name="Emphasis"><text:span text:style-name="T1">Python</text:span></text:span><text:span text:style-name="T1"> version of the CIFAR10 dataset somewhere </text:span><text:span text:style-name="Emphasis"><text:span text:style-name="T1">outside</text:span></text:span><text:span text:style-name="T1"> the code folder. Read the website to understand which classes there are and how the data are structured and read.</text:span></text:p>
      <text:p text:style-name="Text_20_body"><text:span text:style-name="T1">Then implement the </text:span><text:span text:style-name="Source_20_Text"><text:span text:style-name="T1">PetsDataset</text:span></text:span><text:span text:style-name="T1"> (</text:span><text:span text:style-name="Source_20_Text"><text:span text:style-name="T1">datasets/pets.py</text:span></text:span><text:span text:style-name="T1">). Make sure to follow the instructions in the code exactly. Make sure the following applies. If not, you made a mistake somewhere:</text:span></text:p>
      <text:list xml:id="list8007016798515326022" text:style-name="L1">
        <text:list-item>
          <text:p text:style-name="P10">Number of samples in the individual datasets: 7959 (training), 2041 (validation), 2000 (test). </text:p>
        </text:list-item>
        <text:list-item>
          <text:p text:style-name="P10">Total number of cat and dog samples: 6000 per class </text:p>
        </text:list-item>
        <text:list-item>
          <text:p text:style-name="P9"><text:span text:style-name="T1">Image shape: always </text:span><text:span text:style-name="Source_20_Text"><text:span text:style-name="T1">(32, 32, 3</text:span></text:span><text:span text:style-name="T1">, image type: always </text:span><text:span text:style-name="Source_20_Text"><text:span text:style-name="T1">np.uint8</text:span></text:span><text:span text:style-name="T1"> </text:span></text:p>
        </text:list-item>
        <text:list-item>
          <text:p text:style-name="P9"><text:span text:style-name="T1">Labels of first 10 training samples: </text:span><text:span text:style-name="Source_20_Text"><text:span text:style-name="T1">0 0 0 0 1 0 0 0 0 1</text:span></text:span><text:span text:style-name="T1"> </text:span></text:p>
        </text:list-item>
        <text:list-item>
          <text:p text:style-name="P3"><text:span text:style-name="T1">Make sure that the color channels are in BGR order (not RGB) by displaying the images and verifying the colors are correct (</text:span><text:span text:style-name="Source_20_Text"><text:span text:style-name="T1">cv2.imshow</text:span></text:span><text:span text:style-name="T1">, </text:span><text:span text:style-name="Source_20_Text"><text:span text:style-name="T1">cv2.imwrite</text:span></text:span><text:span text:style-name="T1">).</text:span></text:p>
        </text:list-item>
      </text:list>
      <text:p text:style-name="Text_20_body"/>
      <text:p text:style-name="P5">Do not change any other files and do not create additional files.</text:p>
      <text:p text:style-name="Text_20_body"/>
      <text:p text:style-name="P6">The Cifar 10 dataset was download and extracted using „pickle“. The data was then split into subsets (Training, Validation, Test), reshaped and rotated to have the images in the right shape. </text:p>
      <text:p text:style-name="P6">For the seperation of datasets we did not use the predefined class „Subset“ and instead created seperate classes for Training, Validation and Test. This has the following advantage:</text:p>
      <text:p text:style-name="P6"/>
      <text:p text:style-name="P8">Marcin -Add your answer here </text:p>
      <text:p text:style-name="P6"/>
      <text:p text:style-name="P7">We wrote the methods to return length and the idx-th sample. The made sure all of the above aspects apply and wrote methods for the verification of each point. </text:p>
      <text:p text:style-name="P7">An<text:span text:style-name="T5"> error </text:span>was found in the assignment: </text:p>
      <text:p text:style-name="P8">Marcin -Add your answer here </text:p>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6T10:51:27.637423364</meta:creation-date>
    <dc:date>2018-10-16T11:17:39.814667965</dc:date>
    <meta:editing-duration>PT10M2S</meta:editing-duration>
    <meta:editing-cycles>1</meta:editing-cycles>
    <meta:document-statistic meta:table-count="0" meta:image-count="0" meta:object-count="0" meta:page-count="2" meta:paragraph-count="25" meta:word-count="506" meta:character-count="3021" meta:non-whitespace-character-count="2535"/>
    <meta:generator>LibreOffice/5.0.3.2$Linux_x86 LibreOffice_project/00m0$Build-2</meta:generator>
  </office:meta>
</office:document-meta>
</file>